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ize (Byte)</text:p>
          </table:table-cell>
          <table:table-cell office:value-type="string" calcext:value-type="string">
            <text:p>Size (KiB)</text:p>
          </table:table-cell>
        </table:table-row>
        <table:table-row table:style-name="ro1">
          <table:table-cell office:value-type="string" calcext:value-type="string">
            <text:p>I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ed static DRAM</text:p>
          </table:table-cell>
          <table:table-cell office:value-type="float" office:value="211508" calcext:value-type="float">
            <text:p>21150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Used static IR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U Ca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9:26:18.489367793</meta:creation-date>
    <dc:date>2021-10-14T19:35:59.629982623</dc:date>
    <meta:editing-duration>PT9M42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